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Gentium" svg:font-family="Gentium" style:font-family-generic="system" style:font-pitch="variable" svg:panose-1="2 0 5 3 6 0 0 2 0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Lucida Sans" svg:font-family="Lucida Sans" style:font-family-generic="roman" svg:panose-1="2 11 6 2 3 5 4 2 2 4"/>
    <style:font-face style:name="Vusillus" svg:font-family="Vusillus" style:font-family-generic="roman" style:font-pitch="variable" svg:panose-1="2 3 5 2 6 4 5 1 1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11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Gentium" style:font-name-complex="Gentium" fo:color="#333333" fo:font-size="13pt" style:font-size-asian="13pt" style:font-size-complex="13pt" fo:background-color="#FFFFFF" style:language-complex="he" style:country-complex="IL"/>
    </style:style>
    <style:style style:name="T3" style:parent-style-name="DefaultParagraphFont" style:family="text">
      <style:text-properties style:font-name="Gentium" style:font-name-complex="Gentium" fo:font-style="italic" style:font-style-asian="italic" style:font-style-complex="italic" fo:color="#333333" fo:font-size="13pt" style:font-size-asian="13pt" style:font-size-complex="13pt" fo:background-color="#FFFFFF" style:language-complex="he" style:country-complex="IL"/>
    </style:style>
    <style:style style:name="T4" style:parent-style-name="DefaultParagraphFont" style:family="text">
      <style:text-properties style:font-name="Gentium" style:font-name-complex="Gentium" fo:color="#333333" fo:font-size="13pt" style:font-size-asian="13pt" style:font-size-complex="13pt" fo:background-color="#FFFFFF" style:language-complex="he" style:country-complex="IL"/>
    </style:style>
    <style:style style:name="T5" style:parent-style-name="DefaultParagraphFont" style:family="text">
      <style:text-properties style:font-name="Gentium" style:font-name-complex="Gentium" fo:color="#333333" fo:font-size="13pt" style:font-size-asian="13pt" style:font-size-complex="13pt" fo:background-color="#FFFFFF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Gentium" style:font-name-complex="Gentium" fo:font-style="italic" style:font-style-asian="italic" style:font-style-complex="italic" fo:color="#333333" fo:font-size="13pt" style:font-size-asian="13pt" style:font-size-complex="13pt" fo:background-color="#FFFFFF" style:text-underline-type="single" style:text-underline-style="solid" style:text-underline-width="auto" style:text-underline-mode="continuous" style:language-complex="he" style:country-complex="IL"/>
    </style:style>
    <style:style style:name="T7" style:parent-style-name="DefaultParagraphFont" style:family="text">
      <style:text-properties style:font-name="Gentium" style:font-name-complex="Gentium" fo:color="#333333" fo:font-size="13pt" style:font-size-asian="13pt" style:font-size-complex="13pt" fo:background-color="#FFFFFF" style:text-underline-type="single" style:text-underline-style="solid" style:text-underline-width="auto" style:text-underline-mode="continuous" style:language-complex="he" style:country-complex="IL"/>
    </style:style>
    <style:style style:name="T8" style:parent-style-name="DefaultParagraphFont" style:family="text">
      <style:text-properties style:font-name="Gentium" style:font-name-complex="Gentium" fo:color="#333333" fo:font-size="13pt" style:font-size-asian="13pt" style:font-size-complex="13pt" fo:background-color="#FFFFFF" style:language-complex="he" style:country-complex="IL"/>
    </style:style>
    <style:style style:name="T9" style:parent-style-name="DefaultParagraphFont" style:family="text">
      <style:text-properties style:font-name="Gentium" style:font-name-complex="Gentium" fo:font-size="13pt" style:font-size-asian="13pt" style:font-size-complex="13pt" style:language-complex="he" style:country-complex="IL"/>
    </style:style>
    <style:style style:name="T10" style:parent-style-name="Hyperlink" style:family="text">
      <style:text-properties style:font-name="Gentium" style:font-name-complex="Gentium" fo:font-size="13pt" style:font-size-asian="13pt" style:font-size-complex="13pt" style:language-complex="he" style:country-complex="IL"/>
    </style:style>
    <style:style style:name="T11" style:parent-style-name="DefaultParagraphFont" style:family="text">
      <style:text-properties style:font-name="Gentium" style:font-name-complex="Gentium" fo:font-size="13pt" style:font-size-asian="13pt" style:font-size-complex="13pt" style:language-complex="he" style:country-complex="IL"/>
    </style:style>
    <style:style style:name="P12" style:parent-style-name="Normal1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line-height="0.0138in"/>
      <style:text-properties style:font-name="Gentium" style:font-name-complex="Gentium" fo:color="#003300" style:language-complex="he" style:country-complex="IL"/>
    </style:style>
    <style:style style:name="S1" style:family="section">
      <style:section-properties fo:margin-left="0in" fo:margin-right="0in" style:writing-mode="lr-tb"/>
    </style:style>
    <style:style style:name="P13" style:parent-style-name="Normal11" style:family="paragraph">
      <style:paragraph-properties fo:keep-with-next="always" fo:widows="0" fo:orphans="0" fo:text-align="center" fo:margin-top="0.0833in"/>
    </style:style>
    <style:style style:name="T14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5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6" style:parent-style-name="greek1" style:family="text">
      <style:text-properties style:font-name="Vusillus" style:font-name-complex="Vusillus" fo:font-style="italic" style:font-style-asian="italic" style:font-style-complex="italic" fo:font-size="16pt" style:font-size-asian="16pt" style:font-size-complex="16pt" style:text-underline-color="#800000" style:language-complex="he" style:country-complex="IL"/>
    </style:style>
    <style:style style:name="P17" style:parent-style-name="Normal11" style:family="paragraph">
      <style:paragraph-properties fo:text-align="justify" style:writing-mode="rl-tb" fo:margin-top="0.0833in"/>
    </style:style>
    <style:style style:name="T18" style:parent-style-name="chapternumber1" style:family="text">
      <style:text-properties style:font-name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9" style:parent-style-name="chapternumber1" style:family="text">
      <style:text-properties style:font-name="Vusillus" fo:font-weight="bold" style:font-weight-asian="bold" style:font-weight-complex="bold" fo:color="#EE0000" style:text-position="28.1% 100%" fo:font-size="16pt" style:font-size-asian="16pt" style:font-size-complex="16pt" style:language-complex="he" style:country-complex="IL"/>
    </style:style>
    <style:style style:name="T2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5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S2" style:family="section">
      <style:section-properties fo:margin-left="0in" fo:margin-right="0in" style:writing-mode="lr-tb"/>
    </style:style>
    <style:style style:name="P51" style:parent-style-name="Normal11" style:family="paragraph">
      <style:paragraph-properties fo:keep-with-next="always" fo:widows="0" fo:orphans="0" fo:text-align="center" fo:margin-top="0.0833in"/>
    </style:style>
    <style:style style:name="T52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53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54" style:parent-style-name="greek1" style:family="text">
      <style:text-properties style:font-name="Vusillus" style:font-name-complex="Vusillus" fo:font-style="italic" style:font-style-asian="italic" style:font-style-complex="italic" fo:font-size="16pt" style:font-size-asian="16pt" style:font-size-complex="16pt" style:text-underline-color="#800000" style:language-complex="he" style:country-complex="IL"/>
    </style:style>
    <style:style style:name="P55" style:parent-style-name="Normal11" style:family="paragraph">
      <style:paragraph-properties fo:text-align="justify" style:writing-mode="rl-tb" fo:margin-top="0.0833in"/>
    </style:style>
    <style:style style:name="T5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5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5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5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6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6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6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6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6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6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6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6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6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6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7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7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7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7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7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7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7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7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7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7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8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8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8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8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8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8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8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8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8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8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9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9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9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9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9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95" style:parent-style-name="Normal11" style:family="paragraph">
      <style:paragraph-properties fo:keep-with-next="always" fo:widows="0" fo:orphans="0" fo:text-align="center" fo:margin-top="0.0833in"/>
    </style:style>
    <style:style style:name="T96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97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98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99" style:parent-style-name="Normal11" style:family="paragraph">
      <style:paragraph-properties fo:text-align="justify" style:writing-mode="rl-tb" fo:margin-top="0.0833in"/>
    </style:style>
    <style:style style:name="T100" style:parent-style-name="greek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S3" style:family="section">
      <style:section-properties fo:margin-left="0in" fo:margin-right="0in" style:writing-mode="lr-tb"/>
    </style:style>
    <style:style style:name="P101" style:parent-style-name="Normal11" style:family="paragraph">
      <style:paragraph-properties fo:keep-with-next="always" fo:widows="0" fo:orphans="0" fo:text-align="center" fo:margin-top="0.0833in"/>
    </style:style>
    <style:style style:name="T102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03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04" style:parent-style-name="greek1" style:family="text">
      <style:text-properties style:font-name="Vusillus" style:font-name-complex="Vusillus" fo:font-style="italic" style:font-style-asian="italic" style:font-style-complex="italic" fo:font-size="16pt" style:font-size-asian="16pt" style:font-size-complex="16pt" style:text-underline-color="#800000" style:language-complex="he" style:country-complex="IL"/>
    </style:style>
    <style:style style:name="P105" style:parent-style-name="Normal11" style:family="paragraph">
      <style:paragraph-properties fo:text-align="justify" style:writing-mode="rl-tb" fo:margin-top="0.0833in"/>
    </style:style>
    <style:style style:name="T10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0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0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0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1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1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1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1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1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1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1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1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1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1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2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2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2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2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2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2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2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2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2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2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3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3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3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3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3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3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3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3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3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3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4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4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4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4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4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4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4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4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4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4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5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5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5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5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5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5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5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5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5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5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6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6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6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6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6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6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6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6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6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6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7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7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7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7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7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S4" style:family="section">
      <style:section-properties fo:margin-left="0in" fo:margin-right="0in" style:writing-mode="lr-tb"/>
    </style:style>
    <style:style style:name="P175" style:parent-style-name="Normal11" style:family="paragraph">
      <style:paragraph-properties fo:keep-with-next="always" fo:widows="0" fo:orphans="0" fo:text-align="center" fo:margin-top="0.0833in"/>
    </style:style>
    <style:style style:name="T176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77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800000" style:language-complex="he" style:country-complex="IL"/>
    </style:style>
    <style:style style:name="T178" style:parent-style-name="greek1" style:family="text">
      <style:text-properties style:font-name="Vusillus" style:font-name-complex="Vusillus" fo:font-style="italic" style:font-style-asian="italic" style:font-style-complex="italic" fo:font-size="16pt" style:font-size-asian="16pt" style:font-size-complex="16pt" style:text-underline-color="#800000" style:language-complex="he" style:country-complex="IL"/>
    </style:style>
    <style:style style:name="P179" style:parent-style-name="Normal11" style:family="paragraph">
      <style:paragraph-properties fo:text-align="justify" style:writing-mode="rl-tb" fo:margin-top="0.0833in"/>
    </style:style>
    <style:style style:name="T18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81" style:parent-style-name="chapternumber1" style:family="text">
      <style:text-properties style:font-name="Vusillus" fo:font-weight="bold" style:font-weight-asian="bold" style:font-weight-complex="bold" fo:color="#EE0000" style:text-position="28.1% 100%" fo:font-size="16pt" style:font-size-asian="16pt" style:font-size-complex="16pt" style:language-complex="he" style:country-complex="IL"/>
    </style:style>
    <style:style style:name="T182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18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8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8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8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8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8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8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9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9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9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9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9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9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9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19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19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19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0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0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0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0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0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0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0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0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0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0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1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1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1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1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14" style:parent-style-name="Normal11" style:family="paragraph">
      <style:paragraph-properties fo:keep-with-next="always" fo:widows="0" fo:orphans="0" fo:text-align="center" fo:margin-top="0.0833in"/>
    </style:style>
    <style:style style:name="T215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16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17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18" style:parent-style-name="Normal11" style:family="paragraph">
      <style:paragraph-properties fo:text-align="justify" style:writing-mode="rl-tb" fo:margin-top="0.0833in"/>
    </style:style>
    <style:style style:name="T21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20" style:parent-style-name="Normal11" style:family="paragraph">
      <style:paragraph-properties fo:keep-with-next="always" fo:widows="0" fo:orphans="0" fo:text-align="center" fo:margin-top="0.0833in"/>
    </style:style>
    <style:style style:name="T221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22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23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24" style:parent-style-name="Normal11" style:family="paragraph">
      <style:paragraph-properties fo:text-align="justify" style:writing-mode="rl-tb" fo:margin-top="0.0833in"/>
    </style:style>
    <style:style style:name="T225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2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27" style:parent-style-name="Normal11" style:family="paragraph">
      <style:paragraph-properties fo:keep-with-next="always" fo:widows="0" fo:orphans="0" fo:text-align="center" fo:margin-top="0.0833in"/>
    </style:style>
    <style:style style:name="T228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29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30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31" style:parent-style-name="Normal11" style:family="paragraph">
      <style:paragraph-properties fo:text-align="justify" style:writing-mode="rl-tb" fo:margin-top="0.0833in"/>
    </style:style>
    <style:style style:name="T232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3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34" style:parent-style-name="Normal11" style:family="paragraph">
      <style:paragraph-properties fo:keep-with-next="always" fo:widows="0" fo:orphans="0" fo:text-align="center" fo:margin-top="0.0833in"/>
    </style:style>
    <style:style style:name="T235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36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37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38" style:parent-style-name="Normal11" style:family="paragraph">
      <style:paragraph-properties fo:text-align="justify" style:writing-mode="rl-tb" fo:margin-top="0.0833in"/>
    </style:style>
    <style:style style:name="T239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4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41" style:parent-style-name="Normal11" style:family="paragraph">
      <style:paragraph-properties fo:keep-with-next="always" fo:widows="0" fo:orphans="0" fo:text-align="center" fo:margin-top="0.0833in"/>
    </style:style>
    <style:style style:name="T242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43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44" style:parent-style-name="Normal11" style:family="paragraph">
      <style:paragraph-properties fo:text-align="justify" style:writing-mode="rl-tb" fo:margin-top="0.0833in"/>
    </style:style>
    <style:style style:name="T24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46" style:parent-style-name="Normal11" style:family="paragraph">
      <style:paragraph-properties fo:keep-with-next="always" fo:widows="0" fo:orphans="0" fo:text-align="center" fo:margin-top="0.0833in"/>
    </style:style>
    <style:style style:name="T247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48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49" style:parent-style-name="Normal11" style:family="paragraph">
      <style:paragraph-properties fo:text-align="justify" style:writing-mode="rl-tb" fo:margin-top="0.0833in"/>
    </style:style>
    <style:style style:name="T25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51" style:parent-style-name="Normal11" style:family="paragraph">
      <style:paragraph-properties fo:keep-with-next="always" fo:widows="0" fo:orphans="0" fo:text-align="center" fo:margin-top="0.0833in"/>
    </style:style>
    <style:style style:name="T252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53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54" style:parent-style-name="Normal11" style:family="paragraph">
      <style:paragraph-properties fo:text-align="justify" style:writing-mode="rl-tb" fo:margin-top="0.0833in"/>
    </style:style>
    <style:style style:name="T255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5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57" style:parent-style-name="Normal11" style:family="paragraph">
      <style:paragraph-properties fo:keep-with-next="always" fo:widows="0" fo:orphans="0" fo:text-align="center" fo:margin-top="0.0833in"/>
    </style:style>
    <style:style style:name="T258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59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60" style:parent-style-name="Normal11" style:family="paragraph">
      <style:paragraph-properties fo:text-align="justify" style:writing-mode="rl-tb" fo:margin-top="0.0833in"/>
    </style:style>
    <style:style style:name="T26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62" style:parent-style-name="Normal11" style:family="paragraph">
      <style:paragraph-properties fo:keep-with-next="always" fo:widows="0" fo:orphans="0" fo:text-align="center" fo:margin-top="0.0833in"/>
    </style:style>
    <style:style style:name="T263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64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65" style:parent-style-name="Normal11" style:family="paragraph">
      <style:paragraph-properties fo:text-align="justify" style:writing-mode="rl-tb" fo:margin-top="0.0833in"/>
    </style:style>
    <style:style style:name="T26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67" style:parent-style-name="Normal11" style:family="paragraph">
      <style:paragraph-properties fo:keep-with-next="always" fo:widows="0" fo:orphans="0" fo:text-align="center" fo:margin-top="0.0833in"/>
    </style:style>
    <style:style style:name="T268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69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70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71" style:parent-style-name="Normal11" style:family="paragraph">
      <style:paragraph-properties fo:text-align="justify" style:writing-mode="rl-tb" fo:margin-top="0.0833in"/>
    </style:style>
    <style:style style:name="T27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73" style:parent-style-name="Normal11" style:family="paragraph">
      <style:paragraph-properties fo:keep-with-next="always" fo:widows="0" fo:orphans="0" fo:text-align="center" fo:margin-top="0.0833in"/>
    </style:style>
    <style:style style:name="T274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75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76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77" style:parent-style-name="Normal11" style:family="paragraph">
      <style:paragraph-properties fo:text-align="justify" style:writing-mode="rl-tb" fo:margin-top="0.0833in"/>
    </style:style>
    <style:style style:name="T278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7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280" style:parent-style-name="Normal11" style:family="paragraph">
      <style:paragraph-properties fo:keep-with-next="always" fo:widows="0" fo:orphans="0" fo:text-align="center" fo:margin-top="0.0833in"/>
    </style:style>
    <style:style style:name="T281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82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T283" style:parent-style-name="chapternumber1" style:family="text">
      <style:text-properties style:font-name="Vusillus" style:font-name-complex="Vusillus" fo:font-style="italic" style:font-style-asian="italic" style:font-style-complex="italic" fo:color="#000000" fo:font-size="14pt" style:font-size-asian="14pt" style:font-size-complex="14pt" style:text-underline-color="#800000" style:language-complex="he" style:country-complex="IL"/>
    </style:style>
    <style:style style:name="P284" style:parent-style-name="Normal11" style:family="paragraph">
      <style:paragraph-properties fo:text-align="justify" style:writing-mode="rl-tb" fo:margin-top="0.0833in"/>
    </style:style>
    <style:style style:name="T28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S5" style:family="section">
      <style:section-properties fo:margin-left="0in" fo:margin-right="0in" style:writing-mode="lr-tb"/>
    </style:style>
    <style:style style:name="P286" style:parent-style-name="Normal11" style:family="paragraph">
      <style:paragraph-properties fo:keep-with-next="always" fo:widows="0" fo:orphans="0" fo:text-align="center" fo:margin-top="0.0833in"/>
    </style:style>
    <style:style style:name="T287" style:parent-style-name="greek1" style:family="text">
      <style:text-properties style:font-name="Vusillus" style:font-name-complex="Vusillus" fo:font-weight="bold" style:font-weight-asian="bold" style:font-weight-complex="bold" fo:font-variant="small-caps" fo:font-size="16pt" style:font-size-asian="16pt" style:font-size-complex="16pt" style:text-underline-type="single" style:text-underline-style="solid" style:text-underline-width="auto" style:text-underline-mode="continuous" style:text-underline-color="#00B0F0" style:language-complex="he" style:country-complex="IL"/>
    </style:style>
    <style:style style:name="P288" style:parent-style-name="Normal11" style:family="paragraph">
      <style:paragraph-properties fo:keep-with-next="always" fo:widows="0" fo:orphans="0" fo:text-align="center" fo:margin-top="0.0833in"/>
    </style:style>
    <style:style style:name="T289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290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P291" style:parent-style-name="Normal11" style:family="paragraph">
      <style:paragraph-properties fo:text-align="justify" style:writing-mode="rl-tb" fo:margin-top="0.0833in"/>
    </style:style>
    <style:style style:name="T29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93" style:parent-style-name="chapternumber1" style:family="text">
      <style:text-properties style:font-name="Vusillus" fo:font-weight="bold" style:font-weight-asian="bold" style:font-weight-complex="bold" fo:color="#EE0000" style:text-position="28.1% 100%" fo:font-size="16pt" style:font-size-asian="16pt" style:font-size-complex="16pt" style:language-complex="he" style:country-complex="IL"/>
    </style:style>
    <style:style style:name="T294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29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9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29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29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29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0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0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0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0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0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0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0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0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0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0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1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11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1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1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1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1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16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1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1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1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2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2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2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2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24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2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2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2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2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29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3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31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3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33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3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3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3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3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38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3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40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4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42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4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44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45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4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4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4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49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5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5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5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5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5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5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5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57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58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59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6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6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6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6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6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6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6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367" style:parent-style-name="Normal11" style:family="paragraph">
      <style:paragraph-properties fo:keep-with-next="always" fo:widows="0" fo:orphans="0" fo:text-align="center" fo:margin-top="0.0833in"/>
    </style:style>
    <style:style style:name="T368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369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P370" style:parent-style-name="Normal11" style:family="paragraph">
      <style:paragraph-properties fo:text-align="justify" style:writing-mode="rl-tb" fo:margin-top="0.0833in"/>
    </style:style>
    <style:style style:name="T37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72" style:parent-style-name="chapternumber1" style:family="text">
      <style:text-properties style:font-name="Vusillus" fo:font-weight="bold" style:font-weight-asian="bold" style:font-weight-complex="bold" fo:color="#EE0000" style:text-position="28.1% 100%" fo:font-size="16pt" style:font-size-asian="16pt" style:font-size-complex="16pt" style:language-complex="he" style:country-complex="IL"/>
    </style:style>
    <style:style style:name="T373" style:parent-style-name="chapternumber1" style:family="text">
      <style:text-properties style:font-name="Vusillus" fo:color="#4F6228" fo:font-size="16pt" style:font-size-asian="16pt" style:font-size-complex="16pt" style:language-complex="he" style:country-complex="IL"/>
    </style:style>
    <style:style style:name="T37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7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7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7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7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7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8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8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8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83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84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8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86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8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8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8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90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9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9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9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9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9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39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39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398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39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00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01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02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P403" style:parent-style-name="Normal11" style:family="paragraph">
      <style:paragraph-properties fo:keep-with-next="always" fo:widows="0" fo:orphans="0" fo:text-align="center" fo:margin-top="0.0833in"/>
    </style:style>
    <style:style style:name="T404" style:parent-style-name="chapternumber1" style:family="text">
      <style:text-properties style:font-name="Vusillus" style:font-name-complex="Vusillus" fo:font-weight="bold" style:font-weight-asian="bold" style:font-weight-complex="bold" fo:font-variant="small-caps" style:use-window-font-color="true" fo:font-size="14pt" style:font-size-asian="14pt" style:font-size-complex="14pt" style:text-underline-color="#800000" style:language-complex="he" style:country-complex="IL"/>
    </style:style>
    <style:style style:name="T405" style:parent-style-name="chapternumber1" style:family="text">
      <style:text-properties style:font-name="Vusillus" style:font-name-complex="Vusillus" fo:font-weight="bold" style:font-weight-asian="bold" style:font-weight-complex="bold" fo:font-variant="small-caps" fo:color="#000000" fo:font-size="14pt" style:font-size-asian="14pt" style:font-size-complex="14pt" style:text-underline-color="#800000" style:language-complex="he" style:country-complex="IL"/>
    </style:style>
    <style:style style:name="P406" style:parent-style-name="Normal11" style:family="paragraph">
      <style:paragraph-properties fo:text-align="justify" style:writing-mode="rl-tb" fo:margin-top="0.0833in"/>
    </style:style>
    <style:style style:name="T407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08" style:parent-style-name="chapternumber1" style:family="text">
      <style:text-properties style:font-name="Vusillus" fo:font-weight="bold" style:font-weight-asian="bold" style:font-weight-complex="bold" fo:color="#EE0000" style:text-position="28.1% 100%" fo:font-size="16pt" style:font-size-asian="16pt" style:font-size-complex="16pt" style:language-complex="he" style:country-complex="IL"/>
    </style:style>
    <style:style style:name="T409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10" style:parent-style-name="chapternumber1" style:family="text">
      <style:text-properties fo:color="#4F6228" fo:font-size="16pt" style:font-size-asian="16pt" style:font-size-complex="16pt" style:language-complex="he" style:country-complex="IL"/>
    </style:style>
    <style:style style:name="T411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12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13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14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15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16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17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  <style:style style:name="T418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super 59.3%" fo:font-size="16pt" style:font-size-asian="16pt" style:font-size-complex="16pt" style:language-complex="he" style:country-complex="IL"/>
    </style:style>
    <style:style style:name="T419" style:parent-style-name="chapternumber1" style:family="text">
      <style:text-properties style:font-name="Vusillus" style:font-name-complex="Vusillus" fo:font-weight="bold" style:font-weight-asian="bold" style:font-weight-complex="bold" fo:color="#EE0000" style:text-position="31.2% 100%" fo:font-size="16pt" style:font-size-asian="16pt" style:font-size-complex="16pt" style:language-complex="he" style:country-complex="IL"/>
    </style:style>
    <style:style style:name="T420" style:parent-style-name="chapternumber1" style:family="text">
      <style:text-properties style:font-name="Vusillus" style:font-name-complex="Vusillus" fo:color="#4F6228" fo:font-size="16pt" style:font-size-asian="16pt" style:font-size-complex="16pt" style:language-complex="he" style:country-complex="IL"/>
    </style:style>
  </office:automatic-styles>
  <office:body>
    <office:text text:use-soft-page-breaks="true">
      <text:p text:style-name="P1"><text:span text:style-name="T2">The Aramaic text of the<text:s/></text:span><text:span text:style-name="T3">Visions of Amram</text:span><text:span text:style-name="T4"><text:s/>is that of Robert Duke’s transcription of the five Qumran fragments (4Q543–547),<text:s/></text:span><text:span text:style-name="T5">Duke, Robert, ed. “</text:span><text:span text:style-name="T6">Visions of Amram</text:span><text:span text:style-name="T7">,” Edition 1.0</text:span><text:span text:style-name="T8">. (Edited by Ian W. Scott, Ken M. Penner, and David M. Miller. Atlanta: Society of Biblical Literature, 2007.)<text:s/></text:span><text:span text:style-name="T9">The text given here has been gleaned from the<text:s/></text:span><text:a xlink:href="http://pseudepigrapha.org/" office:target-frame-name="_top" xlink:show="replace"><text:span text:style-name="T10">Online Critical Pseudepigrapha</text:span></text:a><text:span text:style-name="T11">.; we have also included the OCP transcription of the 3 fragments of 4Q548, even though there are some doubts about that being text from the same work.</text:span></text:p>
      <text:p text:style-name="P12"/>
      <text:section text:name="Sect1" text:style-name="S1">
        <text:p text:style-name="P13"><text:span text:style-name="T14">Chapter 1</text:span><text:span text:style-name="T15"><text:line-break/></text:span><text:span text:style-name="T16">(4Q543 1 a,b,c; 4Q545 1a i; 4Q546 1)</text:span></text:p>
        <text:p text:style-name="P17"><text:span text:style-name="T18">1</text:span><text:span text:style-name="T19"> </text:span><text:span text:style-name="T20">פרשגן כתב מלי חזות עמרם בר קהׄתׄ בׄרׄ לׄוׄיׄ כו[ל] דיׄ אחוי לבנוהי ודי פקדׄ אׄנון ביום [מותה ב]שנת מאה ותלתין ושת היא שנתא די מותהׄ [בשנ]ת מא[ה] וחמשין ותרתין לגל[ו]תׄ [י]שׄראל למצרין<text:s/></text:span><text:span text:style-name="T21">2</text:span><text:span text:style-name="T22"> </text:span><text:span text:style-name="T23">[…] עׄבר עלוהי ושלחׄ וׄקרא לעוזיאל אחוהי זעירא<text:s/></text:span><text:span text:style-name="T24">3</text:span><text:span text:style-name="T25"> </text:span><text:span text:style-name="T26">[… ואס]ב לה למרים ברת[ה] לאנתה ברת תלתין שנין<text:s/></text:span><text:span text:style-name="T27">4</text:span><text:span text:style-name="T28"> </text:span><text:span text:style-name="T29">ועבד משתותה שבׄעׄהׄ [יומ]יׄן<text:s/></text:span><text:span text:style-name="T30">5</text:span><text:span text:style-name="T31"> </text:span><text:span text:style-name="T32">ואכל ואשתי במשתותה וחדי<text:s/></text:span><text:span text:style-name="T33">6</text:span><text:span text:style-name="T34"> </text:span><text:span text:style-name="T35">אדין כדי אשתציו [י]ומי משתותא שלח קרא לאהרון לברה כׄ[מ]אׄ בר שנין [עשרין …<text:s/></text:span><text:span text:style-name="T36">7</text:span><text:span text:style-name="T37"> </text:span><text:span text:style-name="T38">ואמר] לה קרי ל[י] בׄרי למלאכיה אחוׄכׄהׄ מן בית [פרעה<text:s/></text:span><text:span text:style-name="T39">8</text:span><text:span text:style-name="T40"> </text:span><text:span text:style-name="T41">… גבו]רׄתה לעלוהי [ו]קרׄא לה<text:s/></text:span><text:span text:style-name="T42">9</text:span><text:span text:style-name="T43"> </text:span><text:span text:style-name="T44">[… מפ]קׄדׄ אנה<text:s/></text:span><text:span text:style-name="T45">10</text:span><text:span text:style-name="T46"> </text:span><text:span text:style-name="T47">[… פקו]דׄ אבוהי<text:s/></text:span><text:span text:style-name="T48">11</text:span><text:span text:style-name="T49"> </text:span><text:span text:style-name="T50">[…] מן [בית פרעה …]</text:span></text:p>
      </text:section>
      <text:section text:name="Sect2" text:style-name="S2">
        <text:p text:style-name="P51"><text:span text:style-name="T52">Chapter 2</text:span><text:span text:style-name="T53"><text:line-break/></text:span><text:span text:style-name="T54">(4Q543 2a-b; 4Q545 1a i)</text:span></text:p>
        <text:p text:style-name="P55"><text:span text:style-name="T56">1</text:span><text:span text:style-name="T57"> </text:span><text:span text:style-name="T58">[…] ממרך<text:s/></text:span><text:span text:style-name="T59">2</text:span><text:span text:style-name="T60"> </text:span><text:span text:style-name="T61">ונתן לך [</text:span><text:span text:style-name="T62">3</text:span><text:span text:style-name="T63"> </text:span><text:span text:style-name="T64">…] דׄרׄיׄ<text:s/></text:span><text:span text:style-name="T65">4</text:span><text:span text:style-name="T66"> </text:span><text:span text:style-name="T67">ונתן לך חכמה [</text:span><text:span text:style-name="T68">5</text:span><text:span text:style-name="T69"> </text:span><text:span text:style-name="T70">…] הוסףׄ לׄךׄ<text:s/></text:span><text:span text:style-name="T71">6</text:span><text:span text:style-name="T72"> </text:span><text:span text:style-name="T73">[… ידיד] אל תהוה<text:s/></text:span><text:span text:style-name="T74">7</text:span><text:span text:style-name="T75"> </text:span><text:span text:style-name="T76">ומלאך אל תתקרה<text:s/></text:span><text:span text:style-name="T77">8</text:span><text:span text:style-name="T78"> </text:span><text:span text:style-name="T79">[…] תעבד בארעא דא<text:s/></text:span><text:span text:style-name="T80">9</text:span><text:span text:style-name="T81"> </text:span><text:span text:style-name="T82">ודין [ח]סין ת[…]<text:s/></text:span><text:span text:style-name="T83">10</text:span><text:span text:style-name="T84"> </text:span><text:span text:style-name="T85">והן לה שמך לכל מ[…<text:s/></text:span><text:span text:style-name="T86">11</text:span><text:span text:style-name="T87"> </text:span><text:span text:style-name="T88">כ]ל דרי עלמ[ין …]<text:s/></text:span><text:span text:style-name="T89">12</text:span><text:span text:style-name="T90"> </text:span><text:span text:style-name="T91">בה תעבדׄ […<text:s/></text:span><text:span text:style-name="T92">13</text:span><text:span text:style-name="T93"> </text:span><text:span text:style-name="T94">ית]חׄשב</text:span></text:p>
        <text:p text:style-name="P95"><text:span text:style-name="T96">Fragment<text:s/></text:span><text:span text:style-name="T97">1<text:s/></text:span><text:span text:style-name="T98">(4Q546 10)</text:span></text:p>
        <text:p text:style-name="P99"><text:span text:style-name="T100">[…] מצרין בכל ב[…] ומפתין […]והי מ[…]המ[…]ם […]</text:span></text:p>
      </text:section>
      <text:section text:name="Sect3" text:style-name="S3">
        <text:p text:style-name="P101"><text:span text:style-name="T102">Chapter 3</text:span><text:span text:style-name="T103"><text:line-break/></text:span><text:soft-page-break/><text:span text:style-name="T104">(4Q543 3-4; 4Q544 1; 4Q545 1a-b ii; 4Q546 2; 4Q547 1-2)</text:span></text:p>
        <text:p text:style-name="P105"><text:span text:style-name="T106">1</text:span><text:span text:style-name="T107"> </text:span><text:span text:style-name="T108">וצ[…] מׄתׄ[…] בארעאׄ דא<text:s/></text:span><text:span text:style-name="T109">2</text:span><text:span text:style-name="T110"> </text:span><text:span text:style-name="T111">וסלקת למׄ[…] למקבר אבהתנא<text:s/></text:span><text:span text:style-name="T112">3</text:span><text:span text:style-name="T113"> </text:span><text:span text:style-name="T114">וסלקתׄ […] קהת תמן למקם ולעמרה ולמבנא ק[בריא<text:s/></text:span><text:span text:style-name="T115">4</text:span><text:span text:style-name="T116"> </text:span><text:span text:style-name="T117">…] שגיאיׄן מן בני דדי כחד[א…] גבר<text:s/></text:span><text:span text:style-name="T118">5</text:span><text:span text:style-name="T119"> </text:span><text:span text:style-name="T120">ומן עבידתנא שגיא לחדא עד [יתקב]רון מאתי[ן…<text:s/></text:span><text:span text:style-name="T121">6</text:span><text:span text:style-name="T122"> </text:span><text:span text:style-name="T123">ב]שׄנת רישי ברשו[תי …] שמועת קרב מׄבהלה תאבׄ[ה חבור]תנא לארע מ[צרין<text:s/></text:span><text:span text:style-name="T124">7</text:span><text:span text:style-name="T125"> </text:span><text:span text:style-name="T126">…] וסלקת למקבׄ[ר …] לעובע ולא בנו קבריא די אבהתהון<text:s/></text:span><text:span text:style-name="T127">8</text:span><text:span text:style-name="T128"> </text:span><text:span text:style-name="T129">ושבקוני אבי קה[ת …] ולמבנה ולמסב להון כל צרכיהון מן ארע כנעׄן ל[מ]צׄר[ין<text:s/></text:span><text:span text:style-name="T130">9</text:span><text:span text:style-name="T131"> </text:span><text:span text:style-name="T132">…] עד אנחנה בנין<text:s/></text:span><text:span text:style-name="T133">10</text:span><text:span text:style-name="T134"> </text:span><text:span text:style-name="T135">וקרבא הוא בין פלׄשת למצרין<text:s/></text:span><text:span text:style-name="T136">11</text:span><text:span text:style-name="T137"> </text:span><text:span text:style-name="T138">ונצחׄ […]<text:s/></text:span><text:span text:style-name="T139">12</text:span><text:span text:style-name="T140"> </text:span><text:span text:style-name="T141">ואחידו ג[בולי] מצרין<text:s/></text:span><text:span text:style-name="T142">13</text:span><text:span text:style-name="T143"> </text:span><text:span text:style-name="T144">ולא איתי אפשר[…] תאתא […] שנין ארבעין וחדא<text:s/></text:span><text:span text:style-name="T145">14</text:span><text:span text:style-name="T146"> </text:span><text:span text:style-name="T147">ולא הוינה יכלין לׄמתב למצרין[</text:span><text:span text:style-name="T148">15</text:span><text:span text:style-name="T149"> </text:span><text:span text:style-name="T150">…] על כן[</text:span><text:span text:style-name="T151">16</text:span><text:span text:style-name="T152"> </text:span><text:span text:style-name="T153">…] בין מצרין לכנען ולפלשת<text:s/></text:span><text:span text:style-name="T154">17</text:span><text:span text:style-name="T155"> </text:span><text:span text:style-name="T156">ובכל דן יוכבד[</text:span><text:span text:style-name="T157">18</text:span><text:span text:style-name="T158"> </text:span><text:span text:style-name="T159">…] מטרתי [</text:span><text:span text:style-name="T160">19</text:span><text:span text:style-name="T161"> </text:span><text:span text:style-name="T162">…] לא הות אנתתי<text:s/></text:span><text:span text:style-name="T163">20</text:span><text:span text:style-name="T164"> </text:span><text:span text:style-name="T165">[ו]אנה אנתה אחרי[…] נסבת<text:s/></text:span><text:span text:style-name="T166">21</text:span><text:span text:style-name="T167"> </text:span><text:span text:style-name="T168">וׄנׄש[</text:span><text:span text:style-name="T169">22</text:span><text:span text:style-name="T170"> </text:span><text:span text:style-name="T171">…] כלא די אתוב למצרין בשלם<text:s/></text:span><text:span text:style-name="T172">23</text:span><text:span text:style-name="T173"> </text:span><text:span text:style-name="T174">ואחזה אנפי</text:span></text:p>
      </text:section>
      <text:section text:name="Sect4" text:style-name="S4">
        <text:p text:style-name="P175"><text:span text:style-name="T176">Chapter 4</text:span><text:span text:style-name="T177"><text:line-break/></text:span><text:span text:style-name="T178">(4Q543 5-9; 4Q544 1; 4Q547 2)</text:span></text:p>
        <text:p text:style-name="P179"><text:span text:style-name="T180">1</text:span><text:span text:style-name="T181"> </text:span><text:span text:style-name="T182">[</text:span><text:span text:style-name="T183">ח]זית בׄחזוי חזוא די חלמא […]<text:s/></text:span><text:span text:style-name="T184">2</text:span><text:span text:style-name="T185"> </text:span><text:span text:style-name="T186">והא תרין דאנין עלי ואמרין [</text:span><text:span text:style-name="T187">3</text:span><text:span text:style-name="T188"> </text:span><text:span text:style-name="T189">…] דׄיׄלׄוׄהׄיׄ<text:s/></text:span><text:span text:style-name="T190">4</text:span><text:span text:style-name="T191"> </text:span><text:span text:style-name="T192">ואחדין עלי תגר רב<text:s/></text:span><text:span text:style-name="T193">5</text:span><text:span text:style-name="T194"> </text:span><text:span text:style-name="T195">ושאלת אנון אנתון מן די כדן מש[…<text:s/></text:span><text:span text:style-name="T196">6</text:span><text:span text:style-name="T197"> </text:span><text:span text:style-name="T198">ואמרין] ליׄ אנחנא [… ש]לׄ[י]טין ושליטין על כׄל בני אדם<text:s/></text:span><text:span text:style-name="T199">7</text:span><text:span text:style-name="T200"> </text:span><text:span text:style-name="T201">ואמרו לי במן מננהׄ אׄנׄתׄ[ה<text:s/></text:span><text:span text:style-name="T202">8</text:span><text:span text:style-name="T203"> </text:span><text:span text:style-name="T204">…] נׄטלת עיני וחזית<text:s/></text:span><text:span text:style-name="T205">9</text:span><text:span text:style-name="T206"> </text:span><text:span text:style-name="T207">וחד מנהון חזוה […]ל […]תן כל לבושה צבענין וחשיך חשוך […]<text:s/></text:span><text:span text:style-name="T208">10</text:span><text:span text:style-name="T209"> </text:span><text:span text:style-name="T210">ואחרנא חזית וה[א] ל[…] בחזוה ואנפוהי חעכן ומכסה ב[…] לחדאׄ […]ל עינוהי [</text:span><text:span text:style-name="T211">11</text:span><text:span text:style-name="T212"> </text:span><text:span text:style-name="T213">…] ל […]</text:span></text:p>
        <text:p text:style-name="P214"><text:span text:style-name="T215">Fragment<text:s/></text:span><text:span text:style-name="T216">1<text:s/></text:span><text:span text:style-name="T217">(4Q545 7)</text:span></text:p>
        <text:p text:style-name="P218"><text:span text:style-name="T219">ואמרת בדן אנה רבׄ[…] למרגז עלי ולדחלות[י…]</text:span></text:p>
        <text:p text:style-name="P220"><text:span text:style-name="T221">Fragment<text:s/></text:span><text:span text:style-name="T222">2<text:s/></text:span><text:span text:style-name="T223">(4Q543 10; 4Q544 2)</text:span></text:p>
        <text:p text:style-name="P224"><text:span text:style-name="T225">[…]</text:span><text:span text:style-name="T226">שׄלׄט עליך […] דן מן הוא ואמר לי הא דן מׄ[…] וׄמלכי רשע ואמרת מראי מא ש[…]יׄכה וכל עבדה ח[שי]ך ובחשוכה הוא דׄ[…]ה חזה והוא משלט על כל חשוכה ואנה [… מ]עליא עד ארעיא אנה שליט על כל נהורא וכ[ל …]מׄנׄהׄ וש[…]</text:span></text:p>
        <text:soft-page-break/>
        <text:p text:style-name="P227"><text:span text:style-name="T228">Fragment<text:s/></text:span><text:span text:style-name="T229">3<text:s/></text:span><text:span text:style-name="T230">(4Q543 14; 4Q544 3; 4Q546 4)</text:span></text:p>
        <text:p text:style-name="P231"><text:span text:style-name="T232">[…]</text:span><text:span text:style-name="T233">רא אשלטת ושאלתה [… ו]אמר ליׄ תלתה שמה […]הׄ וׄאנה שליט לאׄ[…] ושאלתה […]אמרת להׄ מא א[…] ל[…]</text:span></text:p>
        <text:p text:style-name="P234"><text:span text:style-name="T235">Fragment<text:s/></text:span><text:span text:style-name="T236">4<text:s/></text:span><text:span text:style-name="T237">(4Q545 4)</text:span></text:p>
        <text:p text:style-name="P238"><text:span text:style-name="T239">[…]</text:span><text:span text:style-name="T240">ע ואחוה לכה שמׄ[…]כתבׄ בארעׄא לה מושה ואף על […]חׄוה לכה רז עובדהׄ כׄהׄןׄ קדיש הוא […] קדׄ[י]ש להוה לה כל זרעה בכול דרי עׄ[למין …] שביעי באנוש רעותׄ[א … ית]קרה ויתאמׄ[ר …] יתבחר לכהן עלמין […]</text:span></text:p>
        <text:p text:style-name="P241"><text:span text:style-name="T242">Fragment 5<text:s/></text:span><text:span text:style-name="T243">(4Q547 5)</text:span></text:p>
        <text:p text:style-name="P244"><text:span text:style-name="T245">[…] ורבנה […]קרב כדן […]תרה נוח […]א</text:span></text:p>
        <text:p text:style-name="P246"><text:span text:style-name="T247">Fragment 6<text:s/></text:span><text:span text:style-name="T248">(4Q547 8)</text:span></text:p>
        <text:p text:style-name="P249"><text:span text:style-name="T250">[…]ל די קרב לוי ברה ע[ל … א]מרת לכה על מדב[חא] די אבניׄ[א …]ל קורבנ[א …]הוא</text:span></text:p>
        <text:p text:style-name="P251"><text:span text:style-name="T252">Fragment 7<text:s/></text:span><text:span text:style-name="T253">(4Q547 6)</text:span></text:p>
        <text:p text:style-name="P254"><text:span text:style-name="T255">[…]</text:span><text:span text:style-name="T256">הוא […] אקטרון […]ם אל […]אין י[…] עלמא […] עד ע[…]לם ונגד ש[…]</text:span></text:p>
        <text:p text:style-name="P257"><text:span text:style-name="T258">Fragment 8<text:s/></text:span><text:span text:style-name="T259">(4Q546 8)</text:span></text:p>
        <text:p text:style-name="P260"><text:span text:style-name="T261">בׄרקתה שמׄהׄ […] אהרון ארו אנ[…]דה יתו[…] לׄ[…] תקרא לה […]רי א[…]</text:span></text:p>
        <text:p text:style-name="P262"><text:span text:style-name="T263">Fragment 9<text:s/></text:span><text:span text:style-name="T264">(4Q547 9)</text:span></text:p>
        <text:p text:style-name="P265"><text:span text:style-name="T266">פצית […] בנה […] בהר סיני יצ[… ב]רכה רבא על מדבח נחש[א …]ה יתרם כהן מן כול בני עלמא באח[…]יח ובנוהי בתרה לכול דרי עלמין בקו[…] ואנה אתעירת מן שנת עיני וחזוא כת[בת …]מן ארעכנען והוא לי כדי אמ[ר …]מׄרים ומן באת[…] לקחת עש[…]נין בע[…] הויתה […]ה[…]</text:span></text:p>
        <text:p text:style-name="P267"><text:span text:style-name="T268">Fragment 1</text:span><text:span text:style-name="T269">0<text:s/></text:span><text:span text:style-name="T270">(4Q543 15; 4Q546 6)</text:span></text:p>
        <text:p text:style-name="P271"><text:span text:style-name="T272">תתוב לעמך […] לכלהון ולהוא […]ן ותטבע[ן …] בכל שנאין […]ןׄ [… ת]שתעא לכ[ל …]</text:span></text:p>
        <text:soft-page-break/>
        <text:p text:style-name="P273"><text:span text:style-name="T274">Fragment 1</text:span><text:span text:style-name="T275">1<text:s/></text:span><text:span text:style-name="T276">(4Q545 6; 4Q547 3)</text:span></text:p>
        <text:p text:style-name="P277"><text:span text:style-name="T278">[…]<text:s/></text:span><text:span text:style-name="T279">שד תדבר וכדי תופ[ע …] ולא תהוה […]ןׄ קדמיתא לתניאניתא […]וׄעׄםׄ קׄדׄמיתא תהא […] על נפשה תכמון בין תרתיהון […]הי להן בחשבוניה ואׄ[…] החילה חברא וׄרברׄ[…]ו חברא להׄןׄ</text:span></text:p>
        <text:p text:style-name="P280"><text:span text:style-name="T281">Fragment 1</text:span><text:span text:style-name="T282">2<text:s/></text:span><text:span text:style-name="T283">(4Q543 16)</text:span></text:p>
        <text:p text:style-name="P284"><text:span text:style-name="T285">לדכר […] תעבד לעמך וחדוה […] אדין כאלין […] עדבך […] ברי […] מלכא […]ל[…] וכען ברי […] לעמך […] תנד[ע …] פתח ביׄתׄכ ע׃׃׃הׄו[…] וכען בני שמעו די […] חזית</text:span></text:p>
      </text:section>
      <text:section text:name="Sect5" text:style-name="S5">
        <text:p text:style-name="P286"><text:span text:style-name="T287">4Q548</text:span></text:p>
        <text:p text:style-name="P288"><text:span text:style-name="T289">Fragment<text:s/></text:span><text:span text:style-name="T290">1</text:span></text:p>
        <text:p text:style-name="P291"><text:span text:style-name="T292">1</text:span><text:span text:style-name="T293"> </text:span><text:span text:style-name="T294">[</text:span><text:span text:style-name="T295">ש̇בטין]<text:s/></text:span><text:span text:style-name="T296">2</text:span><text:span text:style-name="T297"> </text:span><text:span text:style-name="T298">[ותא להון וכל ארח]ת<text:s/></text:span><text:span text:style-name="T299">3</text:span><text:span text:style-name="T300"> </text:span><text:span text:style-name="T301">[אנון מן אסיאנהון]<text:s/></text:span><text:span text:style-name="T302">4</text:span><text:span text:style-name="T303"> </text:span><text:span text:style-name="T304">[ן אנון מן מותא ומן א]<text:s/></text:span><text:span text:style-name="T305">5</text:span><text:span text:style-name="T306"> </text:span><text:span text:style-name="T307">ע[ליכון בני ברכתא ו̇ש]<text:s/></text:span><text:span text:style-name="T308">6</text:span><text:span text:style-name="T309"> </text:span><text:span text:style-name="T310">[כ</text:span><text:span text:style-name="T311">̊</text:span><text:span text:style-name="T312">ל דרי ישראל לכל]<text:s/></text:span><text:span text:style-name="T313">7</text:span><text:span text:style-name="T314"> </text:span><text:span text:style-name="T315">[א</text:span><text:span text:style-name="T316">̊</text:span><text:span text:style-name="T317">י חד̇א בי די בני צ]<text:s/></text:span><text:span text:style-name="T318">8</text:span><text:span text:style-name="T319"> </text:span><text:span text:style-name="T320">[כ̇ו̇ן בני שקר ולא ב̇נ]י<text:s/></text:span><text:span text:style-name="T321">9</text:span><text:span text:style-name="T322"> </text:span><text:span text:style-name="T323">[{י̇}צבתא אנה מודע</text:span><text:span text:style-name="T324">̊</text:span><text:span text:style-name="T325"><text:s/>ל]<text:s/></text:span><text:span text:style-name="T326">10</text:span><text:span text:style-name="T327"> </text:span><text:span text:style-name="T328">[ח</text:span><text:span text:style-name="T329">̊</text:span><text:span text:style-name="T330">ש</text:span><text:span text:style-name="T331">̊</text:span><text:span text:style-name="T332">ו</text:span><text:span text:style-name="T333">̊</text:span><text:span text:style-name="T334">כא חשיכין להוון]<text:s/></text:span><text:span text:style-name="T335">11</text:span><text:span text:style-name="T336"> </text:span><text:span text:style-name="T337">ל[ה</text:span><text:span text:style-name="T338">̊</text:span><text:span text:style-name="T339">וון ו̇ב̇נ</text:span><text:span text:style-name="T340">̊</text:span><text:span text:style-name="T341">י̇ חשוכא יתע</text:span><text:span text:style-name="T342">̊</text:span><text:span text:style-name="T343">ד</text:span><text:span text:style-name="T344">̊̊</text:span><text:span text:style-name="T345">ון]<text:s/></text:span><text:span text:style-name="T346">12</text:span><text:span text:style-name="T347"> </text:span><text:span text:style-name="T348">[י</text:span><text:span text:style-name="T349">̊</text:span><text:span text:style-name="T350"><text:s/>וכל[…]ם ו̇קשיט נהיר]<text:s/></text:span><text:span text:style-name="T351">13</text:span><text:span text:style-name="T352"> </text:span><text:span text:style-name="T353">[ד̇י […] וכל בני חש]וכא<text:s/></text:span><text:span text:style-name="T354">14</text:span><text:span text:style-name="T355"> </text:span><text:span text:style-name="T356">[לעמא נהי</text:span><text:span text:style-name="T357">̊</text:span><text:span text:style-name="T358">ר</text:span><text:span text:style-name="T359">̊</text:span><text:span text:style-name="T360">ו̇תא ואחו̇י̇]<text:s/></text:span><text:span text:style-name="T361">15</text:span><text:span text:style-name="T362"> </text:span><text:span text:style-name="T363">[ן מן חשוכא ארו כל]<text:s/></text:span><text:span text:style-name="T364">16</text:span><text:span text:style-name="T365"> </text:span><text:span text:style-name="T366">נהורא̇[ ]וכל בני</text:span></text:p>
        <text:p text:style-name="P367"><text:span text:style-name="T368">Fragment<text:s/></text:span><text:span text:style-name="T369">2</text:span></text:p>
        <text:p text:style-name="P370"><text:span text:style-name="T371">1</text:span><text:span text:style-name="T372"> </text:span><text:span text:style-name="T373">[</text:span><text:span text:style-name="T374">ת̇תק]<text:s/></text:span><text:span text:style-name="T375">2</text:span><text:span text:style-name="T376"> </text:span><text:span text:style-name="T377">אנה [...]ה ש]<text:s/></text:span><text:span text:style-name="T378">3</text:span><text:span text:style-name="T379"> </text:span><text:span text:style-name="T380">להוון [נהירין<text:s/></text:span><text:span text:style-name="T381">4</text:span><text:span text:style-name="T382"> </text:span><text:span text:style-name="T383">ובכל מנדעחון]<text:s/></text:span><text:span text:style-name="T384">5</text:span><text:span text:style-name="T385"> </text:span><text:span text:style-name="T386">ארו כל סכל ורק [</text:span><text:span text:style-name="T387">6</text:span><text:span text:style-name="T388"> </text:span><text:span text:style-name="T389">לנהורא לש</text:span><text:span text:style-name="T390">̊</text:span><text:span text:style-name="T391">מח]ת<text:s/></text:span><text:span text:style-name="T392">7</text:span><text:span text:style-name="T393"> </text:span><text:span text:style-name="T394">ולאבדנא י̇הכין [</text:span><text:span text:style-name="T395">8</text:span><text:span text:style-name="T396"> </text:span><text:span text:style-name="T397">וא[ו]ד</text:span><text:span text:style-name="T398">̊</text:span><text:span text:style-name="T399">עו̇]<text:s/></text:span><text:span text:style-name="T400">9</text:span><text:span text:style-name="T401"> </text:span><text:span text:style-name="T402">בני̇</text:span></text:p>
        <text:p text:style-name="P403"><text:span text:style-name="T404">Fragment<text:s/></text:span><text:span text:style-name="T405">3</text:span></text:p>
        <text:p text:style-name="P406"><text:span text:style-name="T407">1</text:span><text:span text:style-name="T408"> </text:span><text:span text:style-name="T409">ע</text:span><text:span text:style-name="T410">̊</text:span><text:span text:style-name="T411">מדין [ד]<text:s/></text:span><text:span text:style-name="T412">2</text:span><text:span text:style-name="T413"> </text:span><text:span text:style-name="T414">ליום מוע[ד]<text:s/></text:span><text:span text:style-name="T415">3</text:span><text:span text:style-name="T416"> </text:span><text:span text:style-name="T417">אסו[ת]<text:s/></text:span><text:span text:style-name="T418">4</text:span><text:span text:style-name="T419"> </text:span><text:span text:style-name="T420">[ה]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Gentium" svg:font-family="Gentium" style:font-family-generic="system" style:font-pitch="variable" svg:panose-1="2 0 5 3 6 0 0 2 0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Lucida Sans" svg:font-family="Lucida Sans" style:font-family-generic="roman" svg:panose-1="2 11 6 2 3 5 4 2 2 4"/>
    <style:font-face style:name="Vusillus" svg:font-family="Vusillus" style:font-family-generic="roman" style:font-pitch="variable" svg:panose-1="2 3 5 2 6 4 5 1 1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paragraph-properties style:punctuation-wrap="simple"/>
      <style:text-properties fo:color="#000000" fo:hyphenate="true"/>
    </style:style>
    <style:style style:name="DefaultParagraphFont" style:display-name="Default Paragraph Font" style:family="text"/>
    <style:style style:name="chapternumber1" style:display-name="chapternumber1" style:family="text" style:parent-style-name="DefaultParagraphFont">
      <style:text-properties fo:color="#FF0000"/>
    </style:style>
    <style:style style:name="versenumber1" style:display-name="versenumber1" style:family="text" style:parent-style-name="DefaultParagraphFont">
      <style:text-properties fo:color="#FF0000"/>
    </style:style>
    <style:style style:name="Hyperlink1" style:display-name="Hyperlink1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greek1" style:display-name="greek1" style:family="text" style:parent-style-name="DefaultParagraphFont">
      <style:text-properties style:font-name="Gentium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2" style:display-name="Hyperlink2" style:family="text">
      <style:text-properties fo:color="#000080" style:text-underline-type="single" style:text-underline-style="solid" style:text-underline-width="auto" style:text-underline-mode="continuous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Heading" style:display-name="Heading" style:family="paragraph" style:parent-style-name="Normal1" style:next-style-name="BodyText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true"/>
    </style:style>
    <style:style style:name="BodyText" style:display-name="Body Text" style:family="paragraph" style:parent-style-name="Normal1">
      <style:paragraph-properties fo:margin-bottom="0.0972in" fo:line-height="115%"/>
      <style:text-properties fo:hyphenate="true"/>
    </style:style>
    <style:style style:name="List" style:display-name="List" style:family="paragraph" style:parent-style-name="BodyText">
      <style:text-properties style:font-name-complex="Lucida Sans" fo:hyphenate="true"/>
    </style:style>
    <style:style style:name="Caption" style:display-name="Caption" style:family="paragraph" style:parent-style-name="Normal1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Normal1">
      <style:paragraph-properties text:number-lines="false"/>
      <style:text-properties style:font-name-complex="Lucida Sans" fo:hyphenate="true"/>
    </style:style>
    <style:style style:name="Normal1" style:display-name="Normal1" style:family="paragraph">
      <style:text-properties fo:color="#000000" fo:hyphenate="true"/>
    </style:style>
    <style:style style:name="Normal11" style:display-name="Normal11" style:family="paragraph">
      <style:text-properties fo:color="#000000" fo:font-size="12pt" style:font-size-asian="12pt" style:font-size-complex="12pt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8a303" draw:opacity="100%" draw:stroke="none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Visions of Amram</dc:title>
    <dc:description/>
    <dc:subject/>
    <dc:creator>Adrian Hills</dc:creator>
    <meta:creation-date>2025-08-11T09:55:00Z</meta:creation-date>
    <dc:date>2025-08-11T09:55:00Z</dc:date>
    <meta:template xlink:href="Normal.dotm" xlink:type="simple"/>
    <meta:editing-cycles>2</meta:editing-cycles>
    <meta:editing-duration>PT0S</meta:editing-duration>
    <meta:user-defined meta:name="Document number">I201</meta:user-defined>
    <meta:user-defined meta:name="Source">Online Critical Pseudepigrapha</meta:user-defined>
    <meta:document-statistic meta:page-count="4" meta:paragraph-count="10" meta:word-count="754" meta:character-count="5042" meta:row-count="35" meta:non-whitespace-character-count="4298"/>
  </office:meta>
</office:document-meta>
</file>